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table:style-name="ce3" office:value-type="string" calcext:value-type="string">
            <text:p>TR20HDX</text:p>
          </table:table-cell>
          <table:table-cell table:style-name="ce3"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249.38976729859" calcext:value-type="float">
            <text:p>3249.38976729859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TR22HDX</text:p>
          </table:table-cell>
          <table:table-cell table:style-name="ce3"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848.06149110425" calcext:value-type="float">
            <text:p>3848.06149110425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TR25HDX</text:p>
          </table:table-cell>
          <table:table-cell table:style-name="ce3" office:value-type="string" calcext:value-type="string">
            <text:p>Tubo rígido SISTELECTRIC HDX 25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4185.83246028732" calcext:value-type="float">
            <text:p>4185.8324602873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TR32HDX</text:p>
          </table:table-cell>
          <table:table-cell table:style-name="ce3" office:value-type="string" calcext:value-type="string">
            <text:p>Tubo rígido SISTELECTRIC HDX 32mm x metro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6572.43233067495" calcext:value-type="float">
            <text:p>6572.43233067495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TR40HDX</text:p>
          </table:table-cell>
          <table:table-cell table:style-name="ce3" office:value-type="string" calcext:value-type="string">
            <text:p>Tubo rígido SISTELECTRIC HDX 4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9333.26724638333" calcext:value-type="float">
            <text:p>9333.26724638333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TR50HDX</text:p>
          </table:table-cell>
          <table:table-cell table:style-name="ce3" office:value-type="string" calcext:value-type="string">
            <text:p>Tubo rígido SISTELECTRIC HDX 5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3061.0378662862" calcext:value-type="float">
            <text:p>13061.037866286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02220HDX</text:p>
          </table:table-cell>
          <table:table-cell table:style-name="ce3" office:value-type="string" calcext:value-type="string">
            <text:p>Caja de Embutir Rectangular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02221HDX</text:p>
          </table:table-cell>
          <table:table-cell table:style-name="ce3" office:value-type="string" calcext:value-type="string">
            <text:p>Caja de Embutir Octogonal Chica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02222HDX</text:p>
          </table:table-cell>
          <table:table-cell table:style-name="ce3" office:value-type="string" calcext:value-type="string">
            <text:p>Caja de Embutir Octogonal Grande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735.21151085488" calcext:value-type="float">
            <text:p>2735.21151085488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02223HDX</text:p>
          </table:table-cell>
          <table:table-cell table:style-name="ce3" office:value-type="string" calcext:value-type="string">
            <text:p>Caja de Embutir Cuadrada 10x10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512.05865279907" calcext:value-type="float">
            <text:p>3512.05865279907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02224HDX</text:p>
          </table:table-cell>
          <table:table-cell table:style-name="ce3" office:value-type="string" calcext:value-type="string">
            <text:p>Caja de Embutir Mignon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CTR20HDX</text:p>
          </table:table-cell>
          <table:table-cell table:style-name="ce3" office:value-type="string" calcext:value-type="string">
            <text:p>Conector para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20.091349871446" calcext:value-type="float">
            <text:p>520.091349871446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CTR22HDX</text:p>
          </table:table-cell>
          <table:table-cell table:style-name="ce3" office:value-type="string" calcext:value-type="string">
            <text:p>Conector para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986.095286330412" calcext:value-type="float">
            <text:p>986.09528633041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CTR25HDX</text:p>
          </table:table-cell>
          <table:table-cell table:style-name="ce3" office:value-type="string" calcext:value-type="string">
            <text:p>Conector para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110.12531955228" calcext:value-type="float">
            <text:p>1110.12531955228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CTR32HDX</text:p>
          </table:table-cell>
          <table:table-cell table:style-name="ce3" office:value-type="string" calcext:value-type="string">
            <text:p>Conector para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603.03648129384" calcext:value-type="float">
            <text:p>2603.03648129384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CTR40HDX</text:p>
          </table:table-cell>
          <table:table-cell table:style-name="ce3" office:value-type="string" calcext:value-type="string">
            <text:p>Conector para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257.36084912519" calcext:value-type="float">
            <text:p>3257.36084912519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CTR50HDX</text:p>
          </table:table-cell>
          <table:table-cell table:style-name="ce3" office:value-type="string" calcext:value-type="string">
            <text:p>Conector para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4880.93978131877" calcext:value-type="float">
            <text:p>4880.93978131877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UTR20HDX</text:p>
          </table:table-cell>
          <table:table-cell table:style-name="ce3" office:value-type="string" calcext:value-type="string">
            <text:p>Unión para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03.250627903251" calcext:value-type="float">
            <text:p>503.25062790325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UTR22HDX</text:p>
          </table:table-cell>
          <table:table-cell table:style-name="ce3" office:value-type="string" calcext:value-type="string">
            <text:p>Unión para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883.485723908023" calcext:value-type="float">
            <text:p>883.485723908023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UTR25HDX</text:p>
          </table:table-cell>
          <table:table-cell table:style-name="ce3" office:value-type="string" calcext:value-type="string">
            <text:p>Unión para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027.42896882033" calcext:value-type="float">
            <text:p>1027.42896882033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UTR32HDX</text:p>
          </table:table-cell>
          <table:table-cell table:style-name="ce3" office:value-type="string" calcext:value-type="string">
            <text:p>Unión para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235.55511621162" calcext:value-type="float">
            <text:p>2235.5551162116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UTR40HDX</text:p>
          </table:table-cell>
          <table:table-cell table:style-name="ce3" office:value-type="string" calcext:value-type="string">
            <text:p>Unión para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761.24071623773" calcext:value-type="float">
            <text:p>2761.24071623773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UTR50HDX</text:p>
          </table:table-cell>
          <table:table-cell table:style-name="ce3" office:value-type="string" calcext:value-type="string">
            <text:p>Unión para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4298.06529240582" calcext:value-type="float">
            <text:p>4298.0652924058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VTR20HDX</text:p>
          </table:table-cell>
          <table:table-cell table:style-name="ce3" office:value-type="string" calcext:value-type="string">
            <text:p>Curva para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284.67751867872" calcext:value-type="float">
            <text:p>1284.6775186787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VTR22HDX</text:p>
          </table:table-cell>
          <table:table-cell table:style-name="ce3" office:value-type="string" calcext:value-type="string">
            <text:p>Curva para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593.98447930282" calcext:value-type="float">
            <text:p>1593.9844793028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VTR25HDX</text:p>
          </table:table-cell>
          <table:table-cell table:style-name="ce3" office:value-type="string" calcext:value-type="string">
            <text:p>Curva para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860.39252682377" calcext:value-type="float">
            <text:p>1860.39252682377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VTR32HDX</text:p>
          </table:table-cell>
          <table:table-cell table:style-name="ce3" office:value-type="string" calcext:value-type="string">
            <text:p>Curva para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472.75397295592" calcext:value-type="float">
            <text:p>3472.7539729559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VTR40HDX</text:p>
          </table:table-cell>
          <table:table-cell table:style-name="ce3" office:value-type="string" calcext:value-type="string">
            <text:p>Curva para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173.89877776031" calcext:value-type="float">
            <text:p>5173.8987777603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VTR50HDX</text:p>
          </table:table-cell>
          <table:table-cell table:style-name="ce3" office:value-type="string" calcext:value-type="string">
            <text:p>Curva para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8972.27868977078" calcext:value-type="float">
            <text:p>8972.27868977078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A20HDX</text:p>
          </table:table-cell>
          <table:table-cell table:style-name="ce3" office:value-type="string" calcext:value-type="string">
            <text:p>Grampa p/fijar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48.671301438811" calcext:value-type="float">
            <text:p>548.67130143881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A22HDX</text:p>
          </table:table-cell>
          <table:table-cell table:style-name="ce3" office:value-type="string" calcext:value-type="string">
            <text:p>Grampa p/fijar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92.584715865342" calcext:value-type="float">
            <text:p>592.58471586534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A25HDX</text:p>
          </table:table-cell>
          <table:table-cell table:style-name="ce3" office:value-type="string" calcext:value-type="string">
            <text:p>Grampa p/fijar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660.962105061504" calcext:value-type="float">
            <text:p>660.962105061504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A32HDX</text:p>
          </table:table-cell>
          <table:table-cell table:style-name="ce3" office:value-type="string" calcext:value-type="string">
            <text:p>Grampa p/fijar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.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A40HDX</text:p>
          </table:table-cell>
          <table:table-cell table:style-name="ce3" office:value-type="string" calcext:value-type="string">
            <text:p>Grampa p/fijar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738.91323978642" calcext:value-type="float">
            <text:p>1738.91323978642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GRA50HDX</text:p>
          </table:table-cell>
          <table:table-cell table:style-name="ce3" office:value-type="string" calcext:value-type="string">
            <text:p>Grampa p/fijar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185.52570809268" calcext:value-type="float">
            <text:p>2185.52570809268</text:p>
          </table:table-cell>
          <table:table-cell office:value-type="string" calcext:value-type="string">
            <text:p>ARS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6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66">
      <number:currency-symbol>USD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0:21:40.339497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23T10:33:18.472280625</dc:date>
    <meta:editing-duration>PT20M30S</meta:editing-duration>
    <meta:editing-cycles>3</meta:editing-cycles>
    <meta:generator>LibreOffice/7.6.4.1$Linux_X86_64 LibreOffice_project/60$Build-1</meta:generator>
    <meta:document-statistic meta:table-count="1" meta:cell-count="216" meta:object-count="0"/>
  </office:meta>
</office:document-meta>
</file>